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imesNewRomanPS-BoldMT" svg:font-family="BAAAAA+TimesNewRomanPS-BoldMT"/>
    <style:font-face style:name="CAAAAA+Calibri-Bold" svg:font-family="CAAAAA+Calibri-Bold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7cm" table:align="left" style:writing-mode="lr-tb"/>
    </style:style>
    <style:style style:name="Table4.A" style:family="table-column">
      <style:table-column-properties style:column-width="3.605cm"/>
    </style:style>
    <style:style style:name="Table4.B" style:family="table-column">
      <style:table-column-properties style:column-width="1.984cm"/>
    </style:style>
    <style:style style:name="Table4.C" style:family="table-column">
      <style:table-column-properties style:column-width="1.969cm"/>
    </style:style>
    <style:style style:name="Table4.D" style:family="table-column">
      <style:table-column-properties style:column-width="1.84cm"/>
    </style:style>
    <style:style style:name="Table4.E" style:family="table-column">
      <style:table-column-properties style:column-width="1.404cm"/>
    </style:style>
    <style:style style:name="Table4.F" style:family="table-column">
      <style:table-column-properties style:column-width="1.318cm"/>
    </style:style>
    <style:style style:name="Table4.G" style:family="table-column">
      <style:table-column-properties style:column-width="4.881cm"/>
    </style:style>
    <style:style style:name="Table4.1" style:family="table-row">
      <style:table-row-properties style:min-row-height="0.762cm" style:keep-together="true" fo:keep-together="auto"/>
    </style:style>
    <style:style style:name="Table4.A1" style:family="table-cell">
      <style:table-cell-properties style:vertical-align="middle" fo:background-color="#e6e6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G1" style:family="table-cell">
      <style:table-cell-properties style:vertical-align="middle" fo:background-color="#e6e6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2" style:family="table-row">
      <style:table-row-properties style:row-height="0.801cm" style:keep-together="true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name-asian="BAAAAA+TimesNewRomanPS-BoldMT" style:font-size-asian="14pt" style:font-weight-asian="bold" style:font-name-complex="BAAAAA+TimesNewRomanPS-BoldM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/>
    </style:style>
    <style:style style:name="P4" style:family="paragraph" style:parent-style-name="Standard">
      <style:paragraph-properties style:text-autospace="none"/>
      <style:text-properties style:font-name="Arial"/>
    </style:style>
    <style:style style:name="P5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6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size-complex="10pt"/>
    </style:style>
    <style:style style:name="P11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/>
    </style:style>
    <style:style style:name="P15" style:family="paragraph" style:parent-style-name="Standard">
      <style:paragraph-properties fo:text-align="center" style:justify-single-word="false"/>
      <style:text-properties style:font-name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en" fo:country="US" fo:font-weight="bold" style:font-name-asian="BAAAAA+TimesNewRomanPS-BoldMT" style:font-size-asian="12pt" style:font-weight-asian="bold" style:font-name-complex="BAAAAA+TimesNewRomanPS-BoldMT" style:font-size-complex="12pt" style:font-weight-complex="bold"/>
    </style:style>
    <style:style style:name="P18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language="en" fo:country="US" fo:font-weight="bold" style:font-name-asian="BAAAAA+TimesNewRomanPS-BoldMT" style:font-size-asian="10pt" style:font-weight-asian="bold" style:font-name-complex="BAAAAA+TimesNewRomanPS-BoldMT" style:font-size-complex="10pt" style:font-weight-complex="bold"/>
    </style:style>
    <style:style style:name="P20" style:family="paragraph" style:parent-style-name="Normal_20__28_Web_29_">
      <style:paragraph-properties fo:text-align="start" style:justify-single-word="false" fo:orphans="0" fo:widows="0" fo:hyphenation-ladder-count="no-limit" style:writing-mode="lr-tb"/>
      <style:text-properties style:font-name="Arial" fo:font-size="10pt" fo:font-weight="bold" style:font-name-asian="CAAAAA+Calibri-Bold" style:font-size-asian="10pt" style:font-weight-asian="bold" style:font-name-complex="CAAAAA+Calibri-Bold" style:font-size-complex="10pt" fo:hyphenate="false" fo:hyphenation-remain-char-count="2" fo:hyphenation-push-char-count="2"/>
    </style:style>
    <style:style style:name="P21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22" style:family="paragraph">
      <style:paragraph-properties fo:text-align="center"/>
      <style:text-properties style:text-line-through-style="none" fo:font-size="13pt" fo:font-style="normal" style:text-underline-style="none" fo:font-weight="bold"/>
    </style:style>
    <style:style style:name="P23" style:family="paragraph">
      <style:paragraph-properties fo:text-align="start"/>
      <style:text-properties style:font-name="Arial1"/>
    </style:style>
    <style:style style:name="P24" style:family="paragraph">
      <style:paragraph-properties fo:text-align="start"/>
      <style:text-properties style:text-line-through-style="none" style:font-name="Arial1" fo:font-size="10pt" fo:font-style="normal" style:text-underline-style="none"/>
    </style:style>
    <style:style style:name="P25" style:family="paragraph"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fo:language="en" fo:country="IN" fo:font-weight="normal" style:letter-kerning="true" style:font-name-asian="DejaVu Sans1" style:language-asian="zxx" style:country-asian="none" style:font-weight-asian="normal" style:font-name-complex="Arial" style:language-complex="zxx" style:country-complex="none" style:font-weight-complex="normal"/>
    </style:style>
    <style:style style:name="T2" style:family="text">
      <style:text-properties style:use-window-font-color="true" fo:language="en" fo:country="IN" fo:font-weight="normal" style:letter-kerning="true" style:font-name-asian="DejaVu Sans1" style:font-size-asian="8.75pt" style:language-asian="zxx" style:country-asian="none" style:font-weight-asian="normal" style:font-name-complex="Arial" style:language-complex="zxx" style:country-complex="none" style:font-weight-complex="normal"/>
    </style:style>
    <style:style style:name="T3" style:family="text">
      <style:text-properties style:use-window-font-color="true" fo:language="en" fo:country="IN" style:letter-kerning="true" style:font-name-asian="DejaVu Sans1" style:language-asian="zxx" style:country-asian="none" style:font-name-complex="Arial" style:language-complex="zxx" style:country-complex="none" style:font-weight-complex="bold"/>
    </style:style>
    <style:style style:name="T4" style:family="text">
      <style:text-properties style:use-window-font-color="true" fo:font-size="14pt" fo:language="en" fo:country="IN" fo:font-weight="normal" style:letter-kerning="true" style:font-name-asian="DejaVu Sans1" style:font-size-asian="14pt" style:language-asian="zxx" style:country-asian="none" style:font-weight-asian="normal" style:font-name-complex="Arial" style:font-size-complex="14pt" style:language-complex="zxx" style:country-complex="none" style:font-weight-complex="normal"/>
    </style:style>
    <style:style style:name="T5" style:family="text">
      <style:text-properties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 style:data-style-name="C40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solid #000000" style:protect="siz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fo:border="solid #000000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number:time-style style:name="C40" number:language="en" number:country="US">
      <number:hours number:style="long"/>
      <number:text>:</number:text>
      <number:minutes number:style="long"/>
    </number:tim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http://instahms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_submit" form:control-implementation="ooo:com.sun.star.form.component.TextField" form:id="control1" form:tab-index="76" form:current-value="Save" form:value="Sav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rame form:name="STEMCELL_ADVERSEEVENT_11D" form:control-implementation="ooo:com.sun.star.form.component.GroupBox" form:id="control2" form:label="Option Button2"/>
          <form:checkbox form:name="STEMCELL_ADVERSEEVENT_7C" form:control-implementation="ooo:com.sun.star.form.component.CheckBox" form:id="control3" form:label="Check Box" form:tab-stop="true" form:tab-index="4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8A" form:control-implementation="ooo:com.sun.star.form.component.CheckBox" form:id="control4" form:label="Check Box" form:tab-stop="true" form:tab-index="4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8B" form:control-implementation="ooo:com.sun.star.form.component.CheckBox" form:id="control5" form:label="Check Box" form:tab-stop="true" form:tab-index="4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8C" form:control-implementation="ooo:com.sun.star.form.component.CheckBox" form:id="control6" form:label="Check Box" form:tab-stop="true" form:tab-index="4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9A" form:control-implementation="ooo:com.sun.star.form.component.CheckBox" form:id="control7" form:label="Check Box" form:tab-stop="true" form:tab-index="5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9B" form:control-implementation="ooo:com.sun.star.form.component.CheckBox" form:id="control8" form:label="Check Box" form:tab-stop="true" form:tab-index="5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9C" form:control-implementation="ooo:com.sun.star.form.component.CheckBox" form:id="control9" form:label="Check Box" form:tab-stop="true" form:tab-index="5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0A" form:control-implementation="ooo:com.sun.star.form.component.CheckBox" form:id="control10" form:label="Check Box" form:tab-stop="true" form:tab-index="5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0B" form:control-implementation="ooo:com.sun.star.form.component.CheckBox" form:id="control11" form:label="Check Box" form:tab-stop="true" form:tab-index="59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1A" form:control-implementation="ooo:com.sun.star.form.component.CheckBox" form:id="control12" form:label="Check Box" form:tab-stop="true" form:tab-index="6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1C" form:control-implementation="ooo:com.sun.star.form.component.CheckBox" form:id="control13" form:label="Check Box" form:tab-stop="true" form:tab-index="6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2A" form:control-implementation="ooo:com.sun.star.form.component.CheckBox" form:id="control14" form:label="Check Box" form:tab-stop="true" form:tab-index="7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2B" form:control-implementation="ooo:com.sun.star.form.component.CheckBox" form:id="control15" form:label="Check Box" form:tab-stop="true" form:tab-index="7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2C" form:control-implementation="ooo:com.sun.star.form.component.CheckBox" form:id="control16" form:label="Check Box" form:tab-stop="true" form:tab-index="7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2C" form:control-implementation="ooo:com.sun.star.form.component.CheckBox" form:id="control17" form:label="Check Box" form:tab-stop="true" form:tab-index="1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_dept_name" form:control-implementation="ooo:com.sun.star.form.component.TextField" form:id="control18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reg_date" form:control-implementation="ooo:com.sun.star.form.component.TextField" form:id="control19" form:readonly="true" form:max-length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full_name" form:control-implementation="ooo:com.sun.star.form.component.TextField" form:id="control20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age" form:control-implementation="ooo:com.sun.star.form.component.TextField" form:id="control21" form:readonly="true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patient_gender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doctor_name" form:control-implementation="ooo:com.sun.star.form.component.TextField" form:id="control23" form:readonly="true" form:max-length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_mr_no" form:control-implementation="ooo:com.sun.star.form.component.TextField" form:id="control24" form:readonly="true" form:max-length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STEMCELL_ADVERSEEVENT_3B" form:control-implementation="ooo:com.sun.star.form.component.CheckBox" form:id="control25" form:label="Check Box" form:tab-stop="true" form:tab-index="17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2B" form:control-implementation="ooo:com.sun.star.form.component.CheckBox" form:id="control26" form:label="Check Box" form:tab-stop="true" form:tab-index="1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4B" form:control-implementation="ooo:com.sun.star.form.component.CheckBox" form:id="control27" form:label="Check Box" form:tab-stop="true" form:tab-index="23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5B" form:control-implementation="ooo:com.sun.star.form.component.CheckBox" form:id="control28" form:label="Check Box" form:tab-stop="true" form:tab-index="29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6B" form:control-implementation="ooo:com.sun.star.form.component.CheckBox" form:id="control29" form:label="Check Box" form:tab-stop="true" form:tab-index="3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7B" form:control-implementation="ooo:com.sun.star.form.component.CheckBox" form:id="control30" form:label="Check Box" form:tab-stop="true" form:tab-index="41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5A" form:control-implementation="ooo:com.sun.star.form.component.CheckBox" form:id="control31" form:label="Check Box" form:tab-stop="true" form:tab-index="2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6A" form:control-implementation="ooo:com.sun.star.form.component.CheckBox" form:id="control32" form:label="Check Box" form:tab-stop="true" form:tab-index="3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0C" form:control-implementation="ooo:com.sun.star.form.component.CheckBox" form:id="control33" form:label="Check Box" form:tab-stop="true" form:tab-index="6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6C" form:control-implementation="ooo:com.sun.star.form.component.CheckBox" form:id="control34" form:label="Check Box" form:tab-stop="true" form:tab-index="3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5C" form:control-implementation="ooo:com.sun.star.form.component.CheckBox" form:id="control35" form:label="Check Box" form:tab-stop="true" form:tab-index="3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4C" form:control-implementation="ooo:com.sun.star.form.component.CheckBox" form:id="control36" form:label="Check Box" form:tab-stop="true" form:tab-index="2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3C" form:control-implementation="ooo:com.sun.star.form.component.CheckBox" form:id="control37" form:label="Check Box" form:tab-stop="true" form:tab-index="18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STEMCELL_ADVERSE_1D" form:control-implementation="ooo:com.sun.star.form.component.RadioButton" form:id="control38" form:label="Option Button" form:tab-index="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D" form:control-implementation="ooo:com.sun.star.form.component.RadioButton" form:id="control39" form:label="Option Button" form:tab-index="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2D" form:control-implementation="ooo:com.sun.star.form.component.RadioButton" form:id="control40" form:label="Option Button" form:tab-index="1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3D" form:control-implementation="ooo:com.sun.star.form.component.RadioButton" form:id="control41" form:label="Option Button" form:tab-index="19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3D" form:control-implementation="ooo:com.sun.star.form.component.RadioButton" form:id="control42" form:label="Option Button" form:tab-index="20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4D" form:control-implementation="ooo:com.sun.star.form.component.RadioButton" form:id="control43" form:label="Option Button" form:tab-index="2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4E" form:control-implementation="ooo:com.sun.star.form.component.RadioButton" form:id="control44" form:label="Option Button" form:tab-index="2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5D" form:control-implementation="ooo:com.sun.star.form.component.RadioButton" form:id="control45" form:label="Option Button" form:tab-index="3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5E" form:control-implementation="ooo:com.sun.star.form.component.RadioButton" form:id="control46" form:label="Option Button" form:tab-index="3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6D" form:control-implementation="ooo:com.sun.star.form.component.RadioButton" form:id="control47" form:label="Option Button" form:tab-index="3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6E" form:control-implementation="ooo:com.sun.star.form.component.RadioButton" form:id="control48" form:label="Option Button" form:tab-index="3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7D" form:control-implementation="ooo:com.sun.star.form.component.RadioButton" form:id="control49" form:label="Option Button" form:tab-index="4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7E" form:control-implementation="ooo:com.sun.star.form.component.RadioButton" form:id="control50" form:label="Option Button" form:tab-index="4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8D" form:control-implementation="ooo:com.sun.star.form.component.RadioButton" form:id="control51" form:label="Option Button" form:tab-index="49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8E" form:control-implementation="ooo:com.sun.star.form.component.RadioButton" form:id="control52" form:label="Option Button" form:tab-index="50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9D" form:control-implementation="ooo:com.sun.star.form.component.RadioButton" form:id="control53" form:label="Option Button" form:tab-index="55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9E" form:control-implementation="ooo:com.sun.star.form.component.RadioButton" form:id="control54" form:label="Option Button" form:tab-index="56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0D" form:control-implementation="ooo:com.sun.star.form.component.RadioButton" form:id="control55" form:label="Option Button" form:tab-index="61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0E" form:control-implementation="ooo:com.sun.star.form.component.RadioButton" form:id="control56" form:label="Option Button" form:tab-index="62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1D" form:control-implementation="ooo:com.sun.star.form.component.RadioButton" form:id="control57" form:label="Option Button" form:tab-index="67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1E" form:control-implementation="ooo:com.sun.star.form.component.RadioButton" form:id="control58" form:label="Option Button" form:tab-index="68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2D" form:control-implementation="ooo:com.sun.star.form.component.RadioButton" form:id="control59" form:label="Option Button" form:tab-index="7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12E" form:control-implementation="ooo:com.sun.star.form.component.RadioButton" form:id="control60" form:label="Option Button" form:tab-index="74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STEMCELL_ADVERSE_2D" form:control-implementation="ooo:com.sun.star.form.component.RadioButton" form:id="control61" form:label="Option Button" form:tab-index="13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STEMCELL_ADVERSEEVENT_11B" form:control-implementation="ooo:com.sun.star.form.component.CheckBox" form:id="control62" form:label="Check Box" form:tab-stop="true" form:tab-index="6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3A" form:control-implementation="ooo:com.sun.star.form.component.CheckBox" form:id="control63" form:label="Check Box" form:tab-stop="true" form:tab-index="1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4A" form:control-implementation="ooo:com.sun.star.form.component.CheckBox" form:id="control64" form:label="Check Box" form:tab-stop="true" form:tab-index="22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2A" form:control-implementation="ooo:com.sun.star.form.component.CheckBox" form:id="control65" form:label="Check Box" form:tab-stop="true" form:tab-index="1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7A" form:control-implementation="ooo:com.sun.star.form.component.CheckBox" form:id="control66" form:label="Check Box" form:tab-stop="true" form:tab-index="40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A" form:control-implementation="ooo:com.sun.star.form.component.CheckBox" form:id="control67" form:tab-index="4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B" form:control-implementation="ooo:com.sun.star.form.component.CheckBox" form:id="control68" form:label="Check Box" form:tab-stop="true" form:tab-index="5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STEMCELL_ADVERSEEVENT_1C" form:control-implementation="ooo:com.sun.star.form.component.CheckBox" form:id="control69" form:label="Check Box" form:tab-stop="true" form:tab-index="6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STEMCELL_ADVERSEEVENT_1F" form:control-implementation="ooo:com.sun.star.form.component.TextField" form:id="control70" form:tab-stop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2F" form:control-implementation="ooo:com.sun.star.form.component.TextField" form:id="control71" form:tab-stop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3F" form:control-implementation="ooo:com.sun.star.form.component.TextField" form:id="control72" form:tab-stop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4F" form:control-implementation="ooo:com.sun.star.form.component.TextField" form:id="control73" form:tab-stop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5F" form:control-implementation="ooo:com.sun.star.form.component.TextField" form:id="control74" form:tab-stop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6F" form:control-implementation="ooo:com.sun.star.form.component.TextField" form:id="control75" form:tab-stop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7F" form:control-implementation="ooo:com.sun.star.form.component.TextField" form:id="control76" form:tab-stop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8F" form:control-implementation="ooo:com.sun.star.form.component.TextField" form:id="control77" form:tab-stop="true" form:tab-index="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9F" form:control-implementation="ooo:com.sun.star.form.component.TextField" form:id="control78" form:tab-stop="true" form:tab-index="5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10F" form:control-implementation="ooo:com.sun.star.form.component.TextField" form:id="control79" form:tab-stop="true" form:tab-index="6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11F" form:control-implementation="ooo:com.sun.star.form.component.TextField" form:id="control80" form:tab-stop="true" form:tab-index="6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EMCELL_ADVERSEEVENT_12F" form:control-implementation="ooo:com.sun.star.form.component.TextField" form:id="control81" form:tab-stop="true" form:tab-index="7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stemcell_data entered" form:control-implementation="ooo:com.sun.star.form.component.TextField" form:id="control82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listbox form:name="stemcell_visitdetails" form:control-implementation="ooo:com.sun.star.form.component.ListBox" form:id="control83" form:dropdown="true" form:tab-index="3" form:bound-column="1">
            <form:properties>
              <form:property form:property-name="DefaultControl" office:value-type="string" office:string-value="com.sun.star.form.control.ListBox"/>
            </form:properties>
            <form:option form:label="First"/>
            <form:option form:label="Follow up - 1st month"/>
            <form:option form:label="Follow up - 3rd month"/>
            <form:option form:label="Follow up - 6th month"/>
            <form:option form:label="Follow up - 9th month"/>
            <form:option form:label="Follow up - 12th month"/>
            <form:option form:label="Not marked"/>
            <form:option form:label="" form:current-selected="true"/>
          </form:listbox>
          <form:formatted-text form:name="hours" form:control-implementation="ooo:com.sun.star.form.component.FormattedField" form:id="control84" form:tab-index="2" form:value="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me :<draw:control text:anchor-type="as-char" draw:z-index="26" draw:style-name="gr4" draw:text-style-name="P24" svg:width="8.951cm" svg:height="0.451cm" draw:control="control20"/>Age / Sex : <draw:control text:anchor-type="as-char" draw:z-index="27" draw:style-name="gr4" draw:text-style-name="P24" svg:width="0.611cm" svg:height="0.451cm" draw:control="control21"/>/<draw:control text:anchor-type="as-char" draw:z-index="28" draw:style-name="gr4" draw:text-style-name="P24" svg:width="0.69cm" svg:height="0.451cm" draw:control="control22"/></text:p>
      <text:p text:style-name="P18">Doctor :<draw:control text:anchor-type="as-char" draw:z-index="29" draw:style-name="gr4" draw:text-style-name="P24" svg:width="8.721cm" svg:height="0.451cm" draw:control="control23"/> MR No.: <draw:control text:anchor-type="as-char" draw:z-index="30" draw:style-name="gr4" draw:text-style-name="P24" svg:width="3.761cm" svg:height="0.451cm" draw:control="control24"/></text:p>
      <text:p text:style-name="P19"><text:span text:style-name="T6">Department :</text:span><text:span text:style-name="T6"><draw:control text:anchor-type="as-char" draw:z-index="24" draw:style-name="gr4" draw:text-style-name="P24" svg:width="7.679cm" svg:height="0.451cm" draw:control="control18"/></text:span><text:span text:style-name="T6"> <text:s/><text:tab/> Date of Visit: </text:span><draw:control text:anchor-type="as-char" draw:z-index="25" draw:style-name="gr4" draw:text-style-name="P24" svg:width="3.361cm" svg:height="0.451cm" draw:control="control19"/></text:p>
      <text:p text:style-name="P17"/>
      <text:p text:style-name="P2">Stem Cell Treatment - parkinson's - <text:s/>Adverse event report</text:p>
      <text:p text:style-name="P20"><text:span text:style-name="T6">Data Entered as of</text:span><text:span text:style-name="T5"><text:tab/></text:span><draw:control text:anchor-type="as-char" draw:z-index="0" draw:style-name="gr1" draw:text-style-name="P21" svg:width="2.5cm" svg:height="0.701cm" draw:control="control82"/> <text:span text:style-name="T1">(dd/mm/yyyy)<text:tab/>at</text:span><text:span text:style-name="T2"> <text:s/>Time </text:span><text:span text:style-name="T4"><draw:control text:anchor-type="as-char" draw:z-index="70" draw:style-name="gr5" draw:text-style-name="P27" svg:width="1.251cm" svg:height="0.6cm" draw:control="control84"/></text:span><text:span text:style-name="T1">Hours<text:tab/></text:span></text:p>
      <text:p text:style-name="P20"><text:span text:style-name="T1">Visit Details</text:span><text:span text:style-name="T3"> <text:s text:c="6"/><text:tab/></text:span><text:span text:style-name="T3"><draw:control text:anchor-type="as-char" draw:z-index="1" draw:style-name="gr1" draw:text-style-name="P21" svg:width="4.5cm" svg:height="0.701cm" draw:control="control83"/></text:span><text:span text:style-name="T3"><text:tab/> <text:s text:c="4"/></text:span></text:p>
      <text:p text:style-name="P3"/>
      <text:p text:style-name="P1">ADVERSE EVENT REPORT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11">Type of adverse event (specify diagnosis, if possible)</text:p>
          </table:table-cell>
          <table:table-cell table:style-name="Table4.A1" table:number-columns-spanned="3" office:value-type="string">
            <text:p text:style-name="P12">Severity</text:p>
          </table:table-cell>
          <table:covered-table-cell/>
          <table:covered-table-cell/>
          <table:table-cell table:style-name="Table4.A1" table:number-columns-spanned="2" office:value-type="string">
            <text:p text:style-name="P12">Outcome of AE to date</text:p>
          </table:table-cell>
          <table:covered-table-cell/>
          <table:table-cell table:style-name="Table4.G1" office:value-type="string">
            <text:p text:style-name="P11">Most likely cause of AE (disease; other illness, specify; concomitant treatment; other)</text:p>
          </table:table-cell>
        </table:table-row>
        <table:table-row table:style-name="Table4.2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7">Mild <text:s/></text:p>
          </table:table-cell>
          <table:table-cell table:style-name="Table4.A2" office:value-type="string">
            <text:p text:style-name="P8">Moderate</text:p>
          </table:table-cell>
          <table:table-cell table:style-name="Table4.A2" office:value-type="string">
            <text:p text:style-name="P7">Severe</text:p>
          </table:table-cell>
          <table:table-cell table:style-name="Table4.A2" office:value-type="string">
            <text:p text:style-name="P6"><text:s text:c="3"/>Yes <text:s text:c="23"/></text:p>
          </table:table-cell>
          <table:table-cell table:style-name="Table4.A2" office:value-type="string">
            <text:p text:style-name="P6"><text:s text:c="3"/>No</text:p>
          </table:table-cell>
          <table:table-cell table:style-name="Table4.G2" office:value-type="string">
            <text:p text:style-name="P14"/>
          </table:table-cell>
        </table:table-row>
        <table:table-row table:style-name="Table4.2">
          <table:table-cell table:style-name="Table4.A2" office:value-type="string">
            <text:p text:style-name="P10">Fever</text:p>
          </table:table-cell>
          <table:table-cell table:style-name="Table4.A2" office:value-type="string">
            <text:p text:style-name="P16"><text:span text:style-name="T7"><text:s/></text:span><text:span text:style-name="T7"><draw:control text:anchor-type="as-char" draw:z-index="68" draw:style-name="gr3" draw:text-style-name="P26" svg:width="0.451cm" svg:height="0.451cm" draw:control="control67"/></text:span></text:p>
          </table:table-cell>
          <table:table-cell table:style-name="Table4.A2" office:value-type="string">
            <text:p text:style-name="P9"><text:s text:c="5"/><draw:control text:anchor-type="as-char" draw:z-index="69" draw:style-name="gr3" draw:text-style-name="P23" svg:width="0.451cm" svg:height="0.451cm" draw:control="control68"/> <text:s text:c="5"/></text:p>
          </table:table-cell>
          <table:table-cell table:style-name="Table4.A2" office:value-type="string">
            <text:p text:style-name="P7"><text:s text:c="2"/><draw:control text:anchor-type="as-char" draw:z-index="20" draw:style-name="gr3" draw:text-style-name="P23" svg:width="0.451cm" svg:height="0.451cm" draw:control="control69"/> <text:s text:c="8"/></text:p>
          </table:table-cell>
          <table:table-cell table:style-name="Table4.A2" office:value-type="string">
            <text:p text:style-name="P7"><text:s text:c="2"/><draw:control text:anchor-type="as-char" draw:z-index="44" draw:style-name="gr3" draw:text-style-name="P25" svg:width="0.376cm" svg:height="0.636cm" draw:control="control38"/></text:p>
          </table:table-cell>
          <table:table-cell table:style-name="Table4.A2" office:value-type="string">
            <text:p text:style-name="P7"><text:s text:c="3"/><draw:control text:anchor-type="as-char" draw:z-index="45" draw:style-name="gr3" draw:text-style-name="P25" svg:width="0.376cm" svg:height="0.636cm" draw:control="control39"/> <text:s text:c="2"/></text:p>
          </table:table-cell>
          <table:table-cell table:style-name="Table4.G2" office:value-type="string">
            <text:p text:style-name="P7"><draw:control text:anchor-type="as-char" draw:z-index="71" draw:style-name="gr6" draw:text-style-name="P21" svg:width="4.492cm" svg:height="0.701cm" draw:control="control70"/></text:p>
          </table:table-cell>
        </table:table-row>
        <table:table-row table:style-name="Table4.2">
          <table:table-cell table:style-name="Table4.A2" office:value-type="string">
            <text:p text:style-name="P6">Cough</text:p>
          </table:table-cell>
          <table:table-cell table:style-name="Table4.A2" office:value-type="string">
            <text:p text:style-name="P16"><text:span text:style-name="T7"><text:s text:c="5"/></text:span><text:span text:style-name="T7"><draw:control text:anchor-type="as-char" draw:z-index="21" draw:style-name="gr3" draw:text-style-name="P23" svg:width="0.451cm" svg:height="0.451cm" draw:control="control65"/></text:span><text:span text:style-name="T7"> <text:s text:c="4"/></text:span></text:p>
          </table:table-cell>
          <table:table-cell table:style-name="Table4.A2" office:value-type="string">
            <text:p text:style-name="P9"><draw:control text:anchor-type="as-char" draw:z-index="32" draw:style-name="gr3" draw:text-style-name="P23" svg:width="0.451cm" svg:height="0.451cm" draw:control="control26"/> <text:s text:c="12"/></text:p>
          </table:table-cell>
          <table:table-cell table:style-name="Table4.A2" office:value-type="string">
            <text:p text:style-name="P7"><text:s text:c="4"/><draw:control text:anchor-type="as-char" draw:z-index="22" draw:style-name="gr3" draw:text-style-name="P23" svg:width="0.451cm" svg:height="0.451cm" draw:control="control17"/> <text:s text:c="3"/></text:p>
          </table:table-cell>
          <table:table-cell table:style-name="Table4.A2" office:value-type="string">
            <text:p text:style-name="P7"><text:s text:c="4"/><draw:control text:anchor-type="as-char" draw:z-index="67" draw:style-name="gr3" draw:text-style-name="P25" svg:width="0.376cm" svg:height="0.636cm" draw:control="control61"/> <text:s text:c="2"/></text:p>
          </table:table-cell>
          <table:table-cell table:style-name="Table4.A2" office:value-type="string">
            <text:p text:style-name="P7"><text:s text:c="3"/><draw:control text:anchor-type="as-char" draw:z-index="46" draw:style-name="gr3" draw:text-style-name="P25" svg:width="0.376cm" svg:height="0.636cm" draw:control="control40"/> <text:s text:c="2"/></text:p>
          </table:table-cell>
          <table:table-cell table:style-name="Table4.G2" office:value-type="string">
            <text:p text:style-name="P7"><draw:control text:anchor-type="as-char" draw:z-index="72" draw:style-name="gr1" draw:text-style-name="P21" svg:width="4.492cm" svg:height="0.701cm" draw:control="control71"/></text:p>
          </table:table-cell>
        </table:table-row>
        <table:table-row table:style-name="Table4.2">
          <table:table-cell table:style-name="Table4.A2" office:value-type="string">
            <text:p text:style-name="P6">Nausea</text:p>
          </table:table-cell>
          <table:table-cell table:style-name="Table4.A2" office:value-type="string">
            <text:p text:style-name="P7"><text:s text:c="5"/><draw:control text:anchor-type="as-char" draw:z-index="23" draw:style-name="gr3" draw:text-style-name="P23" svg:width="0.451cm" svg:height="0.451cm" draw:control="control63"/> <text:s text:c="3"/></text:p>
          </table:table-cell>
          <table:table-cell table:style-name="Table4.A2" office:value-type="string">
            <text:p text:style-name="P9"><draw:control text:anchor-type="as-char" draw:z-index="31" draw:style-name="gr3" draw:text-style-name="P23" svg:width="0.451cm" svg:height="0.451cm" draw:control="control25"/></text:p>
          </table:table-cell>
          <table:table-cell table:style-name="Table4.A2" office:value-type="string">
            <text:p text:style-name="P7"><draw:control text:anchor-type="as-char" draw:z-index="43" draw:style-name="gr3" draw:text-style-name="P23" svg:width="0.451cm" svg:height="0.451cm" draw:control="control37"/></text:p>
          </table:table-cell>
          <table:table-cell table:style-name="Table4.A2" office:value-type="string">
            <text:p text:style-name="P7"><text:s text:c="3"/><draw:control text:anchor-type="as-char" draw:z-index="47" draw:style-name="gr3" draw:text-style-name="P25" svg:width="0.376cm" svg:height="0.636cm" draw:control="control41"/></text:p>
          </table:table-cell>
          <table:table-cell table:style-name="Table4.A2" office:value-type="string">
            <text:p text:style-name="P7"><text:s/><draw:control text:anchor-type="as-char" draw:z-index="48" draw:style-name="gr3" draw:text-style-name="P25" svg:width="0.376cm" svg:height="0.636cm" draw:control="control42"/></text:p>
          </table:table-cell>
          <table:table-cell table:style-name="Table4.G2" office:value-type="string">
            <text:p text:style-name="P7"><draw:control text:anchor-type="as-char" draw:z-index="73" draw:style-name="gr1" draw:text-style-name="P21" svg:width="4.492cm" svg:height="0.701cm" draw:control="control72"/></text:p>
          </table:table-cell>
        </table:table-row>
        <table:table-row table:style-name="Table4.2">
          <table:table-cell table:style-name="Table4.A2" office:value-type="string">
            <text:p text:style-name="P6">Vomiting</text:p>
          </table:table-cell>
          <table:table-cell table:style-name="Table4.A2" office:value-type="string">
            <text:p text:style-name="P7"><text:s text:c="3"/><draw:control text:anchor-type="as-char" draw:z-index="33" draw:style-name="gr3" draw:text-style-name="P23" svg:width="0.451cm" svg:height="0.451cm" draw:control="control64"/> <text:s/></text:p>
          </table:table-cell>
          <table:table-cell table:style-name="Table4.A2" office:value-type="string">
            <text:p text:style-name="P9"><text:s/><draw:control text:anchor-type="as-char" draw:z-index="34" draw:style-name="gr3" draw:text-style-name="P23" svg:width="0.451cm" svg:height="0.451cm" draw:control="control27"/> </text:p>
          </table:table-cell>
          <table:table-cell table:style-name="Table4.A2" office:value-type="string">
            <text:p text:style-name="P7"><text:s text:c="2"/><draw:control text:anchor-type="as-char" draw:z-index="42" draw:style-name="gr3" draw:text-style-name="P23" svg:width="0.451cm" svg:height="0.451cm" draw:control="control36"/> <text:s/></text:p>
          </table:table-cell>
          <table:table-cell table:style-name="Table4.A2" office:value-type="string">
            <text:p text:style-name="P7"><text:s text:c="3"/><draw:control text:anchor-type="as-char" draw:z-index="49" draw:style-name="gr3" draw:text-style-name="P25" svg:width="0.376cm" svg:height="0.636cm" draw:control="control43"/></text:p>
          </table:table-cell>
          <table:table-cell table:style-name="Table4.A2" office:value-type="string">
            <text:p text:style-name="P7"><text:s text:c="3"/><draw:control text:anchor-type="as-char" draw:z-index="50" draw:style-name="gr3" draw:text-style-name="P25" svg:width="0.376cm" svg:height="0.636cm" draw:control="control44"/> <text:s text:c="2"/></text:p>
          </table:table-cell>
          <table:table-cell table:style-name="Table4.G2" office:value-type="string">
            <text:p text:style-name="P7"><draw:control text:anchor-type="as-char" draw:z-index="74" draw:style-name="gr1" draw:text-style-name="P21" svg:width="4.492cm" svg:height="0.701cm" draw:control="control73"/></text:p>
          </table:table-cell>
        </table:table-row>
        <table:table-row table:style-name="Table4.2">
          <table:table-cell table:style-name="Table4.A2" office:value-type="string">
            <text:p text:style-name="P6">Wheezing</text:p>
          </table:table-cell>
          <table:table-cell table:style-name="Table4.A2" office:value-type="string">
            <text:p text:style-name="P7"><text:s text:c="3"/><draw:control text:anchor-type="as-char" draw:z-index="38" draw:style-name="gr3" draw:text-style-name="P23" svg:width="0.451cm" svg:height="0.451cm" draw:control="control31"/> <text:s/></text:p>
          </table:table-cell>
          <table:table-cell table:style-name="Table4.A2" office:value-type="string">
            <text:p text:style-name="P7"><text:s text:c="2"/><draw:control text:anchor-type="as-char" draw:z-index="35" draw:style-name="gr3" draw:text-style-name="P23" svg:width="0.451cm" svg:height="0.451cm" draw:control="control28"/> <text:s/></text:p>
          </table:table-cell>
          <table:table-cell table:style-name="Table4.A2" office:value-type="string">
            <text:p text:style-name="P7"><text:s text:c="4"/><draw:control text:anchor-type="as-char" draw:z-index="41" draw:style-name="gr3" draw:text-style-name="P23" svg:width="0.451cm" svg:height="0.451cm" draw:control="control35"/> <text:s text:c="3"/></text:p>
          </table:table-cell>
          <table:table-cell table:style-name="Table4.A2" office:value-type="string">
            <text:p text:style-name="P7"><text:s text:c="2"/><draw:control text:anchor-type="as-char" draw:z-index="51" draw:style-name="gr3" draw:text-style-name="P25" svg:width="0.376cm" svg:height="0.636cm" draw:control="control45"/></text:p>
          </table:table-cell>
          <table:table-cell table:style-name="Table4.A2" office:value-type="string">
            <text:p text:style-name="P7"><text:s/><draw:control text:anchor-type="as-char" draw:z-index="52" draw:style-name="gr3" draw:text-style-name="P25" svg:width="0.376cm" svg:height="0.636cm" draw:control="control46"/></text:p>
          </table:table-cell>
          <table:table-cell table:style-name="Table4.G2" office:value-type="string">
            <text:p text:style-name="P7"><draw:control text:anchor-type="as-char" draw:z-index="75" draw:style-name="gr7" draw:text-style-name="P21" svg:width="4.492cm" svg:height="0.701cm" draw:control="control74"/></text:p>
          </table:table-cell>
        </table:table-row>
        <table:table-row table:style-name="Table4.2">
          <table:table-cell table:style-name="Table4.A2" office:value-type="string">
            <text:p text:style-name="P6">Itching</text:p>
          </table:table-cell>
          <table:table-cell table:style-name="Table4.A2" office:value-type="string">
            <text:p text:style-name="P7"><text:s text:c="3"/><draw:control text:anchor-type="as-char" draw:z-index="39" draw:style-name="gr3" draw:text-style-name="P23" svg:width="0.451cm" svg:height="0.451cm" draw:control="control32"/> <text:s/></text:p>
          </table:table-cell>
          <table:table-cell table:style-name="Table4.A2" office:value-type="string">
            <text:p text:style-name="P7"><text:s/><draw:control text:anchor-type="as-char" draw:z-index="36" draw:style-name="gr3" draw:text-style-name="P23" svg:width="0.451cm" svg:height="0.451cm" draw:control="control29"/> </text:p>
          </table:table-cell>
          <table:table-cell table:style-name="Table4.A2" office:value-type="string">
            <text:p text:style-name="P7"><text:s text:c="2"/><draw:control text:anchor-type="as-char" draw:z-index="40" draw:style-name="gr3" draw:text-style-name="P23" svg:width="0.451cm" svg:height="0.451cm" draw:control="control34"/> <text:s/></text:p>
          </table:table-cell>
          <table:table-cell table:style-name="Table4.A2" office:value-type="string">
            <text:p text:style-name="P7"><text:s/><draw:control text:anchor-type="as-char" draw:z-index="53" draw:style-name="gr3" draw:text-style-name="P25" svg:width="0.376cm" svg:height="0.636cm" draw:control="control47"/></text:p>
          </table:table-cell>
          <table:table-cell table:style-name="Table4.A2" office:value-type="string">
            <text:p text:style-name="P7"><draw:control text:anchor-type="as-char" draw:z-index="54" draw:style-name="gr3" draw:text-style-name="P25" svg:width="0.376cm" svg:height="0.636cm" draw:control="control48"/></text:p>
          </table:table-cell>
          <table:table-cell table:style-name="Table4.G2" office:value-type="string">
            <text:p text:style-name="P7"><draw:control text:anchor-type="as-char" draw:z-index="76" draw:style-name="gr1" draw:text-style-name="P21" svg:width="4.492cm" svg:height="0.701cm" draw:control="control75"/></text:p>
          </table:table-cell>
        </table:table-row>
        <table:table-row table:style-name="Table4.2">
          <table:table-cell table:style-name="Table4.A2" office:value-type="string">
            <text:p text:style-name="P6">Constipation</text:p>
          </table:table-cell>
          <table:table-cell table:style-name="Table4.A2" office:value-type="string">
            <text:p text:style-name="P7"><text:s/><draw:control text:anchor-type="as-char" draw:z-index="3" draw:style-name="gr3" draw:text-style-name="P23" svg:width="0.451cm" svg:height="0.451cm" draw:control="control66"/></text:p>
          </table:table-cell>
          <table:table-cell table:style-name="Table4.A2" office:value-type="string">
            <text:p text:style-name="P7"><text:s text:c="4"/><draw:control text:anchor-type="as-char" draw:z-index="37" draw:style-name="gr3" draw:text-style-name="P23" svg:width="0.451cm" svg:height="0.451cm" draw:control="control30"/> <text:s text:c="3"/></text:p>
          </table:table-cell>
          <table:table-cell table:style-name="Table4.A2" office:value-type="string">
            <text:p text:style-name="P7"><text:s text:c="4"/><draw:control text:anchor-type="as-char" draw:z-index="4" draw:style-name="gr3" draw:text-style-name="P23" svg:width="0.451cm" svg:height="0.451cm" draw:control="control3"/><text:tab/></text:p>
          </table:table-cell>
          <table:table-cell table:style-name="Table4.A2" office:value-type="string">
            <text:p text:style-name="P7"><text:s/><draw:control text:anchor-type="as-char" draw:z-index="55" draw:style-name="gr3" draw:text-style-name="P25" svg:width="0.376cm" svg:height="0.636cm" draw:control="control49"/></text:p>
          </table:table-cell>
          <table:table-cell table:style-name="Table4.A2" office:value-type="string">
            <text:p text:style-name="P7"><draw:control text:anchor-type="as-char" draw:z-index="56" draw:style-name="gr3" draw:text-style-name="P25" svg:width="0.376cm" svg:height="0.636cm" draw:control="control50"/></text:p>
          </table:table-cell>
          <table:table-cell table:style-name="Table4.G2" office:value-type="string">
            <text:p text:style-name="P7"><draw:control text:anchor-type="as-char" draw:z-index="77" draw:style-name="gr1" draw:text-style-name="P21" svg:width="4.492cm" svg:height="0.701cm" draw:control="control76"/></text:p>
          </table:table-cell>
        </table:table-row>
        <table:table-row table:style-name="Table4.2">
          <table:table-cell table:style-name="Table4.A2" office:value-type="string">
            <text:p text:style-name="P6">Decreased appetite</text:p>
          </table:table-cell>
          <table:table-cell table:style-name="Table4.A2" office:value-type="string">
            <text:p text:style-name="P7"><text:s/><draw:control text:anchor-type="as-char" draw:z-index="5" draw:style-name="gr3" draw:text-style-name="P23" svg:width="0.451cm" svg:height="0.451cm" draw:control="control4"/></text:p>
          </table:table-cell>
          <table:table-cell table:style-name="Table4.A2" office:value-type="string">
            <text:p text:style-name="P7"><draw:control text:anchor-type="as-char" draw:z-index="6" draw:style-name="gr3" draw:text-style-name="P23" svg:width="0.451cm" svg:height="0.451cm" draw:control="control5"/></text:p>
          </table:table-cell>
          <table:table-cell table:style-name="Table4.A2" office:value-type="string">
            <text:p text:style-name="P7"><draw:control text:anchor-type="as-char" draw:z-index="7" draw:style-name="gr3" draw:text-style-name="P23" svg:width="0.451cm" svg:height="0.451cm" draw:control="control6"/></text:p>
          </table:table-cell>
          <table:table-cell table:style-name="Table4.A2" office:value-type="string">
            <text:p text:style-name="P7"><text:s/><draw:control text:anchor-type="as-char" draw:z-index="57" draw:style-name="gr3" draw:text-style-name="P25" svg:width="0.376cm" svg:height="0.636cm" draw:control="control51"/></text:p>
          </table:table-cell>
          <table:table-cell table:style-name="Table4.A2" office:value-type="string">
            <text:p text:style-name="P7"><draw:control text:anchor-type="as-char" draw:z-index="58" draw:style-name="gr3" draw:text-style-name="P25" svg:width="0.376cm" svg:height="0.636cm" draw:control="control52"/></text:p>
          </table:table-cell>
          <table:table-cell table:style-name="Table4.G2" office:value-type="string">
            <text:p text:style-name="P7"><draw:control text:anchor-type="as-char" draw:z-index="78" draw:style-name="gr1" draw:text-style-name="P21" svg:width="4.492cm" svg:height="0.701cm" draw:control="control77"/></text:p>
          </table:table-cell>
        </table:table-row>
        <table:table-row table:style-name="Table4.2">
          <table:table-cell table:style-name="Table4.A2" office:value-type="string">
            <text:p text:style-name="P6">Breathlessness</text:p>
          </table:table-cell>
          <table:table-cell table:style-name="Table4.A2" office:value-type="string">
            <text:p text:style-name="P7"><text:s/><draw:control text:anchor-type="as-char" draw:z-index="8" draw:style-name="gr3" draw:text-style-name="P23" svg:width="0.451cm" svg:height="0.451cm" draw:control="control7"/></text:p>
          </table:table-cell>
          <table:table-cell table:style-name="Table4.A2" office:value-type="string">
            <text:p text:style-name="P7"><draw:control text:anchor-type="as-char" draw:z-index="9" draw:style-name="gr3" draw:text-style-name="P23" svg:width="0.451cm" svg:height="0.451cm" draw:control="control8"/></text:p>
          </table:table-cell>
          <table:table-cell table:style-name="Table4.A2" office:value-type="string">
            <text:p text:style-name="P7"><text:s/><draw:control text:anchor-type="as-char" draw:z-index="10" draw:style-name="gr3" draw:text-style-name="P23" svg:width="0.451cm" svg:height="0.451cm" draw:control="control9"/></text:p>
          </table:table-cell>
          <table:table-cell table:style-name="Table4.A2" office:value-type="string">
            <text:p text:style-name="P7"><text:s/><draw:control text:anchor-type="as-char" draw:z-index="59" draw:style-name="gr3" draw:text-style-name="P25" svg:width="0.376cm" svg:height="0.636cm" draw:control="control53"/></text:p>
          </table:table-cell>
          <table:table-cell table:style-name="Table4.A2" office:value-type="string">
            <text:p text:style-name="P7"><draw:control text:anchor-type="as-char" draw:z-index="60" draw:style-name="gr3" draw:text-style-name="P25" svg:width="0.376cm" svg:height="0.636cm" draw:control="control54"/></text:p>
          </table:table-cell>
          <table:table-cell table:style-name="Table4.G2" office:value-type="string">
            <text:p text:style-name="P7"><draw:control text:anchor-type="as-char" draw:z-index="79" draw:style-name="gr1" draw:text-style-name="P21" svg:width="4.492cm" svg:height="0.701cm" draw:control="control78"/></text:p>
          </table:table-cell>
        </table:table-row>
        <table:table-row table:style-name="Table4.2">
          <table:table-cell table:style-name="Table4.A2" office:value-type="string">
            <text:p text:style-name="P6">Worsening of symptoms</text:p>
          </table:table-cell>
          <table:table-cell table:style-name="Table4.A2" office:value-type="string">
            <text:p text:style-name="P7"><text:s/><draw:control text:anchor-type="as-char" draw:z-index="11" draw:style-name="gr3" draw:text-style-name="P23" svg:width="0.451cm" svg:height="0.451cm" draw:control="control10"/></text:p>
          </table:table-cell>
          <table:table-cell table:style-name="Table4.A2" office:value-type="string">
            <text:p text:style-name="P7"><draw:control text:anchor-type="as-char" draw:z-index="12" draw:style-name="gr3" draw:text-style-name="P23" svg:width="0.451cm" svg:height="0.451cm" draw:control="control11"/></text:p>
          </table:table-cell>
          <table:table-cell table:style-name="Table4.A2" office:value-type="string">
            <text:p text:style-name="P7"><text:s/><draw:control text:anchor-type="as-char" draw:z-index="13" draw:style-name="gr3" draw:text-style-name="P23" svg:width="0.451cm" svg:height="0.451cm" draw:control="control33"/></text:p>
          </table:table-cell>
          <table:table-cell table:style-name="Table4.A2" office:value-type="string">
            <text:p text:style-name="P7"><text:s/><draw:control text:anchor-type="as-char" draw:z-index="61" draw:style-name="gr3" draw:text-style-name="P25" svg:width="0.376cm" svg:height="0.636cm" draw:control="control55"/></text:p>
          </table:table-cell>
          <table:table-cell table:style-name="Table4.A2" office:value-type="string">
            <text:p text:style-name="P7"><draw:control text:anchor-type="as-char" draw:z-index="62" draw:style-name="gr3" draw:text-style-name="P25" svg:width="0.376cm" svg:height="0.636cm" draw:control="control56"/></text:p>
          </table:table-cell>
          <table:table-cell table:style-name="Table4.G2" office:value-type="string">
            <text:p text:style-name="P7"><draw:control text:anchor-type="as-char" draw:z-index="80" draw:style-name="gr1" draw:text-style-name="P21" svg:width="4.492cm" svg:height="0.701cm" draw:control="control79"/></text:p>
          </table:table-cell>
        </table:table-row>
        <table:table-row table:style-name="Table4.2">
          <table:table-cell table:style-name="Table4.A2" office:value-type="string">
            <text:p text:style-name="P6">Inflammation</text:p>
          </table:table-cell>
          <table:table-cell table:style-name="Table4.A2" office:value-type="string">
            <text:p text:style-name="P7"><text:s/><draw:control text:anchor-type="as-char" draw:z-index="14" draw:style-name="gr3" draw:text-style-name="P23" svg:width="0.451cm" svg:height="0.451cm" draw:control="control12"/></text:p>
          </table:table-cell>
          <table:table-cell table:style-name="Table4.A2" office:value-type="string">
            <text:p text:style-name="P7"><draw:control text:anchor-type="as-char" draw:z-index="15" draw:style-name="gr3" draw:text-style-name="P23" svg:width="0.451cm" svg:height="0.451cm" draw:control="control62"/></text:p>
          </table:table-cell>
          <table:table-cell table:style-name="Table4.A2" office:value-type="string">
            <text:p text:style-name="P7"><text:s/><draw:control text:anchor-type="as-char" draw:z-index="16" draw:style-name="gr3" draw:text-style-name="P23" svg:width="0.451cm" svg:height="0.451cm" draw:control="control13"/></text:p>
          </table:table-cell>
          <table:table-cell table:style-name="Table4.A2" office:value-type="string">
            <text:p text:style-name="P7"><text:s/><draw:control text:anchor-type="as-char" draw:z-index="63" draw:style-name="gr3" draw:text-style-name="P25" svg:width="0.376cm" svg:height="0.636cm" draw:control="control57"/></text:p>
          </table:table-cell>
          <table:table-cell table:style-name="Table4.A2" office:value-type="string">
            <text:p text:style-name="P7"><draw:control text:anchor-type="as-char" draw:z-index="64" draw:style-name="gr3" draw:text-style-name="P25" svg:width="0.376cm" svg:height="0.636cm" draw:control="control58"/></text:p>
          </table:table-cell>
          <table:table-cell table:style-name="Table4.G2" office:value-type="string">
            <text:p text:style-name="P7"><draw:control text:anchor-type="as-char" draw:z-index="81" draw:style-name="gr1" draw:text-style-name="P21" svg:width="4.492cm" svg:height="0.701cm" draw:control="control80"/></text:p>
          </table:table-cell>
        </table:table-row>
        <table:table-row table:style-name="Table4.2">
          <table:table-cell table:style-name="Table4.A2" office:value-type="string">
            <text:p text:style-name="P6">Other (specify)</text:p>
          </table:table-cell>
          <table:table-cell table:style-name="Table4.A2" office:value-type="string">
            <text:p text:style-name="P7"><text:s/><draw:control text:anchor-type="as-char" draw:z-index="17" draw:style-name="gr3" draw:text-style-name="P23" svg:width="0.451cm" svg:height="0.451cm" draw:control="control14"/></text:p>
          </table:table-cell>
          <table:table-cell table:style-name="Table4.A2" office:value-type="string">
            <text:p text:style-name="P7"><draw:control text:anchor-type="as-char" draw:z-index="18" draw:style-name="gr3" draw:text-style-name="P23" svg:width="0.451cm" svg:height="0.451cm" draw:control="control15"/></text:p>
          </table:table-cell>
          <table:table-cell table:style-name="Table4.A2" office:value-type="string">
            <text:p text:style-name="P7"><text:s/><draw:control text:anchor-type="as-char" draw:z-index="19" draw:style-name="gr3" draw:text-style-name="P23" svg:width="0.451cm" svg:height="0.451cm" draw:control="control16"/></text:p>
          </table:table-cell>
          <table:table-cell table:style-name="Table4.A2" office:value-type="string">
            <text:p text:style-name="P7"><text:s/><draw:control text:anchor-type="as-char" draw:z-index="65" draw:style-name="gr3" draw:text-style-name="P25" svg:width="0.376cm" svg:height="0.636cm" draw:control="control59"/></text:p>
          </table:table-cell>
          <table:table-cell table:style-name="Table4.A2" office:value-type="string">
            <text:p text:style-name="P7"><draw:control text:anchor-type="as-char" draw:z-index="66" draw:style-name="gr3" draw:text-style-name="P25" svg:width="0.376cm" svg:height="0.636cm" draw:control="control60"/></text:p>
          </table:table-cell>
          <table:table-cell table:style-name="Table4.G2" office:value-type="string">
            <text:p text:style-name="P7"><draw:control text:anchor-type="as-char" draw:z-index="82" draw:style-name="gr1" draw:text-style-name="P21" svg:width="4.492cm" svg:height="0.701cm" draw:control="control81"/></text:p>
          </table:table-cell>
        </table:table-row>
      </table:table>
      <text:p text:style-name="P15"/>
      <text:p text:style-name="P15"><draw:control text:anchor-type="paragraph" draw:z-index="2" draw:style-name="gr2" draw:text-style-name="P22" svg:width="2.147cm" svg:height="0.75cm" svg:x="7.257cm" svg:y="0.453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imesNewRomanPS-BoldMT" svg:font-family="BAAAAA+TimesNewRomanPS-BoldMT"/>
    <style:font-face style:name="CAAAAA+Calibri-Bold" svg:font-family="CAAAAA+Calibri-Bold"/>
    <style:font-face style:name="Arial1" svg:font-family="Arial" style:font-adornments="Normal" style:font-family-generic="swiss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vanarayana V</meta:initial-creator>
    <meta:creation-date>2009-07-20T15:48:29</meta:creation-date>
    <dc:creator>Sivanarayana V</dc:creator>
    <dc:date>2009-07-28T15:44:32</dc:date>
    <meta:editing-cycles>34</meta:editing-cycles>
    <meta:editing-duration>PT16H3M4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0" meta:word-count="79" meta:character-count="826"/>
  </office:meta>
</office:document-meta>
</file>